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Standard" style:master-page-name="MP0" style:family="paragraph">
      <style:paragraph-properties fo:break-before="page"/>
    </style:style>
    <style:style style:name="T2" style:parent-style-name="Absatz-Standardschriftart" style:family="text">
      <style:text-properties fo:font-size="14pt" style:font-size-asian="14pt" style:font-size-complex="14pt"/>
    </style:style>
    <style:style style:name="T3" style:parent-style-name="Absatz-Standardschriftart" style:family="text">
      <style:text-properties fo:font-size="14pt" style:font-size-asian="14pt"/>
    </style:style>
    <style:style style:name="P4" style:parent-style-name="Standard" style:family="paragraph">
      <style:text-properties fo:font-size="14pt" style:font-size-asian="14pt" style:font-size-complex="14pt"/>
    </style:style>
    <style:style style:name="P5" style:parent-style-name="Standard" style:family="paragraph">
      <style:text-properties fo:font-size="14pt" style:font-size-asian="14pt" style:font-size-complex="14pt"/>
    </style:style>
    <style:style style:name="P6" style:parent-style-name="Standard" style:family="paragraph">
      <style:text-properties fo:font-size="14pt" style:font-size-asian="14pt" style:font-size-complex="14pt"/>
    </style:style>
    <style:style style:name="P7" style:parent-style-name="Standard" style:family="paragraph">
      <style:text-properties fo:font-size="14pt" style:font-size-asian="14pt" style:font-size-complex="14pt"/>
    </style:style>
    <style:style style:name="P8" style:parent-style-name="Standard" style:family="paragraph">
      <style:text-properties fo:font-size="14pt" style:font-size-asian="14pt" style:font-size-complex="14pt"/>
    </style:style>
    <style:style style:name="P9" style:parent-style-name="Standard" style:family="paragraph">
      <style:text-properties fo:font-size="14pt" style:font-size-asian="14pt" style:font-size-complex="14pt"/>
    </style:style>
    <style:style style:name="P10" style:parent-style-name="Standard" style:family="paragraph">
      <style:text-properties fo:font-size="14pt" style:font-size-asian="14pt" style:font-size-complex="14pt"/>
    </style:style>
    <style:style style:name="P11" style:parent-style-name="Standard" style:family="paragraph">
      <style:text-properties fo:font-size="14pt" style:font-size-asian="14pt" style:font-size-complex="14pt"/>
    </style:style>
    <style:style style:name="P12" style:parent-style-name="Standard" style:family="paragraph">
      <style:text-properties fo:font-size="14pt" style:font-size-asian="14pt" style:font-size-complex="14pt"/>
    </style:style>
    <style:style style:name="P13" style:parent-style-name="Standard" style:family="paragraph">
      <style:text-properties fo:font-size="14pt" style:font-size-asian="14pt" style:font-size-complex="14pt"/>
    </style:style>
    <style:style style:name="P14" style:parent-style-name="Standard" style:family="paragraph">
      <style:text-properties fo:font-size="14pt" style:font-size-asian="14pt" style:font-size-complex="14pt"/>
    </style:style>
    <style:style style:name="P15" style:parent-style-name="Standard" style:family="paragraph">
      <style:text-properties fo:font-size="14pt" style:font-size-asian="14pt" style:font-size-complex="14pt"/>
    </style:style>
    <style:style style:name="P16" style:parent-style-name="Standard" style:family="paragraph">
      <style:text-properties fo:font-size="14pt" style:font-size-asian="14pt" style:font-size-complex="14pt"/>
    </style:style>
    <style:style style:name="P17" style:parent-style-name="Standard" style:family="paragraph">
      <style:text-properties fo:font-size="14pt" style:font-size-asian="14pt" style:font-size-complex="14pt"/>
    </style:style>
  </office:automatic-styles>
  <office:body>
    <office:text text:use-soft-page-breaks="true">
      <text:p text:style-name="P1"><text:span text:style-name="T2">Um mich nochmals vorzustellen mein Name ist Dominik Pichler und ich werde Ihnen den mechanischen Teil unserer Diplomarbeit vorstellen.<text:s/></text:span><text:span text:style-name="T3">Dabei werde ich auf die mechanische Konstruktion, die den Hauptteil der Arbeit darstellte eingehen.</text:span></text:p>
      <text:p text:style-name="P4">Agenda vortragen</text:p>
      <text:p text:style-name="P5">Wir haben zur Findung<text:s/>einer passenden Variante eine Menge Punkte berücksichtigen müssen. Darum hatten wir für einen längeren Zeitraum eine Variante mit einem Schneidemechanismus, dieser trug viele Versuche mit sich. Wir mussten verschieden Klinge an eine Futterpackungen ausprobieren und wie sie sich bei veränderter Spannung schneiden lässt.<text:s/>Weiters<text:s/>müsste der Transport mittels Greifer erfolgen. Die Packung wird mit Magentzylinder festgemacht und mit unterschiedlichen lösen von diesen kann die Packung mittels Walze ausgepresst werden. (zu hoher Aufwand kann viel passieren).</text:p>
      <text:p text:style-name="P6">Darum mussten durch Probleme, die bei dieser Variante auftreten können eine<text:s/>neue finden und so kamen wir zu dieser.</text:p>
      <text:p text:style-name="P7">Futterstation<text:s/></text:p>
      <text:p text:style-name="P8">Die einfachste Variante einer Futterstation wäre eine Schüssel, die immer wieder befüllt wird, aber dadurch es wählerische Katzen gibt muss jeden Tag einen neue Futterschüssel vorhanden sein.</text:p>
      <text:p text:style-name="P9">Schließmechanismus</text:p>
      <text:p text:style-name="P10">Um den Schneidemechanismus direkt an der Maschine auszuweichen, wird er nun manuell vom Benutzer geöffnet und mit dieser Klemme versehrt (ähnelt einen alten Marmeladenglas Verschluss).<text:s/><text:s/>Es gab ein paar<text:s/>Klemmen,<text:s/>die wir ausprobiert haben aber Schlussendlich, weil die aus unserer Sicht am ehesten in der Maschine aufgeht haben wir diese genommen. Zur Auswahl stand eine Gummiklemme, Kunststoffklemme.<text:s/></text:p>
      <text:p text:style-name="P11">Beim roten Kreis wird eingehakt. Blauer Kreis runtergedrückt und der gelbe Kreis ist ein Anschlag damit der Hebel in perfekter Position steht, damit er dichthält aber nicht zu weit schließt um ihn leicht aufzubekommen. Des Weiteren schützt der Anschlag davor damit der Hebel nicht zu weit nach hinten geht und sich der eingehakte Mechanismus beim roten Kreis nicht öffnet.</text:p>
      <text:p text:style-name="P12"/>
      <text:p text:style-name="P13">Öffnen der Verpackung<text:s/></text:p>
      <text:soft-page-break/>
      <text:p text:style-name="P14">Die Packung wird über ein Förderband zu einem dicken geformten Draht gezogen. Durch die Position des Hebels kann diese dann durch die Bewegung am Draht einhaken und somit geöffnet werden<text:s/></text:p>
      <text:p text:style-name="P15"/>
      <text:p text:style-name="P16"/>
      <text:p text:style-name="P1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border="0in solid #FFFFFF" fo:padding="0.4305in" style:shadow="#000000 0in 0in" fo:margin-bottom="0in" fo:line-height="150%"/>
      <style:text-properties style:font-name="Arial" style:font-name-asian="Times New Roman" style:font-name-complex="Times New Roman" fo:font-size="16pt" style:font-size-asian="16pt" style:font-size-complex="16pt" fo:language="en" fo:country="US" fo:hyphenate="false"/>
    </style:style>
    <style:style style:name="Überschrift2" style:display-name="Überschrift 2" style:family="paragraph" style:parent-style-name="Standard" style:next-style-name="Standard" style:default-outline-level="2">
      <style:paragraph-properties fo:keep-with-next="always" fo:keep-together="always" fo:border="0in solid #FFFFFF" fo:padding="0.4305in" style:shadow="#000000 0in 0in" fo:margin-bottom="0in" fo:line-height="150%"/>
      <style:text-properties style:font-name="Arial" style:font-name-asian="Times New Roman" style:font-name-complex="Times New Roman" fo:font-size="14pt" style:font-size-asian="14pt" style:font-size-complex="13pt" fo:language="en" fo:country="US" fo:hyphenate="false"/>
    </style:style>
    <style:style style:name="Überschrift3" style:display-name="Überschrift 3" style:family="paragraph" style:parent-style-name="Standard" style:next-style-name="Standard" style:default-outline-level="3">
      <style:paragraph-properties fo:keep-with-next="always" fo:keep-together="always" fo:border="0in solid #FFFFFF" fo:padding="0.4305in" style:shadow="#000000 0in 0in" fo:margin-bottom="0in" fo:line-height="150%"/>
      <style:text-properties style:font-name="Arial" style:font-name-asian="Times New Roman" style:font-name-complex="Times New Roman" fo:font-size="12pt" style:font-size-asian="12pt" style:font-size-complex="12pt" fo:language="en" fo:country="US"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Arial" style:font-name-asian="Times New Roman" style:font-name-complex="Times New Roman" fo:font-size="16pt" style:font-size-asian="16pt" style:font-size-complex="16pt" fo:language="en" fo:country="US"/>
    </style:style>
    <style:style style:name="Überschrift2Zchn" style:display-name="Überschrift 2 Zchn" style:family="text" style:parent-style-name="Absatz-Standardschriftart">
      <style:text-properties style:font-name="Arial" style:font-name-asian="Times New Roman" style:font-name-complex="Times New Roman" fo:font-size="14pt" style:font-size-asian="14pt" style:font-size-complex="13pt" fo:language="en" fo:country="US"/>
    </style:style>
    <style:style style:name="Überschrift3Zchn" style:display-name="Überschrift 3 Zchn" style:family="text" style:parent-style-name="Absatz-Standardschriftart">
      <style:text-properties style:font-name="Arial" style:font-name-asian="Times New Roman" style:font-name-complex="Times New Roman" fo:font-size="12pt" style:font-size-asian="12pt" style:font-size-complex="12pt"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icdom12@htlkaindorf.at</meta:initial-creator>
    <dc:creator>picdom12@htlkaindorf.at</dc:creator>
    <meta:creation-date>2018-05-27T09:04:00Z</meta:creation-date>
    <dc:date>2018-05-27T10:06:00Z</dc:date>
    <meta:template xlink:href="Normal" xlink:type="simple"/>
    <meta:editing-cycles>1</meta:editing-cycles>
    <meta:editing-duration>PT0S</meta:editing-duration>
    <meta:document-statistic meta:page-count="2" meta:paragraph-count="4" meta:word-count="296" meta:character-count="2159" meta:row-count="15" meta:non-whitespace-character-count="1867"/>
  </office:meta>
</office:document-meta>
</file>